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7000003EED01458CFDD864ABB.png" manifest:media-type="image/png"/>
  <manifest:file-entry manifest:full-path="Pictures/100000000000031D0000019683C6EA40C996ABC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1fa" officeooo:paragraph-rsid="0015c1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06cm" svg:y="1.819cm" svg:width="17cm" svg:height="8.659cm" draw:z-index="0"><draw:image xlink:href="Pictures/100000000000031D0000019683C6EA40C996ABC9.png" xlink:type="simple" xlink:show="embed" xlink:actuate="onLoad"/></draw:frame>Capas en el proceso de registro de un paciente</text:p>
      <text:p text:style-name="P1"/>
      <text:p text:style-name="P1"/>
      <text:p text:style-name="P1"/>
      <text:p text:style-name="P1"/>
      <text:p text:style-name="P1">Registro de un paciente</text:p>
      <text:p text:style-name="P1"/>
      <text:p text:style-name="P1"><draw:frame draw:style-name="fr1" draw:name="Image2" text:anchor-type="paragraph" svg:x="3.141cm" svg:y="0cm" svg:width="11.629cm" svg:height="14.496cm" draw:z-index="1"><draw:image xlink:href="Pictures/1000000000000327000003EED01458CFDD864A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9:48.213591345</meta:creation-date>
    <meta:print-date>2017-11-07T17:51:30.771012578</meta:print-date>
    <dc:date>2017-11-07T17:51:47.151535358</dc:date>
    <meta:editing-duration>PT1M59S</meta:editing-duration>
    <meta:editing-cycles>1</meta:editing-cycles>
    <meta:document-statistic meta:table-count="0" meta:image-count="2" meta:object-count="0" meta:page-count="1" meta:paragraph-count="2" meta:word-count="13" meta:character-count="69" meta:non-whitespace-character-count="58"/>
    <meta:generator>LibreOffice/5.3.2.2$Linux_X86_64 LibreOffice_project/6cd4f1ef626f15116896b1d8e1398b56da0d0ee1</meta:generator>
  </office:meta>
</office:document-meta>
</file>